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Luxi Mono" svg:font-family="'Luxi Mono'"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end" style:justify-single-word="false"/>
      <style:text-properties fo:font-size="9pt" style:font-size-asian="9pt" style:font-size-complex="9pt"/>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list-style-name="L1">
      <style:paragraph-properties fo:text-align="justify" style:justify-single-word="false"/>
      <style:text-properties fo:font-size="10.5pt" style:font-size-asian="10.5pt" style:font-size-complex="10.5pt"/>
    </style:style>
    <style:style style:name="P5" style:family="paragraph" style:parent-style-name="Standard">
      <style:paragraph-properties fo:text-align="justify" style:justify-single-word="false"/>
      <style:text-properties fo:font-size="10.5pt" style:font-size-asian="10.5pt" style:font-size-complex="10.5pt"/>
    </style:style>
    <style:style style:name="P6" style:family="paragraph" style:parent-style-name="Standard">
      <style:paragraph-properties fo:text-align="start" style:justify-single-word="false"/>
      <style:text-properties fo:font-size="10.5pt" style:font-size-asian="10.5pt" style:font-size-complex="10.5pt"/>
    </style:style>
    <style:style style:name="P7" style:family="paragraph" style:parent-style-name="Standard">
      <style:paragraph-properties fo:text-align="start" style:justify-single-word="false" fo:break-before="page"/>
      <style:text-properties style:font-name="Luxi Mono" fo:font-size="7pt" style:font-size-asian="7pt" style:font-size-complex="7pt"/>
    </style:style>
    <style:style style:name="P8" style:family="paragraph" style:parent-style-name="Standard">
      <style:paragraph-properties fo:text-align="start" style:justify-single-word="false"/>
      <style:text-properties style:font-name="Luxi Mono" fo:font-size="7pt" style:font-size-asian="7pt" style:font-size-complex="7pt"/>
    </style:style>
    <style:style style:name="T1" style:family="text">
      <style:text-properties fo:language="en" fo:country="US"/>
    </style:style>
    <text:list-style style:name="L1">
      <text:list-level-style-number text:level="1" text:style-name="Numbering_20_Symbols" style:num-prefix=" " style:num-suffix="." style:num-format="1">
        <style:list-level-properties text:space-before="0.25in" text:min-label-width="0.25in"/>
      </text:list-level-style-number>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tay Joffe</text:p>
      <text:p text:style-name="P1">CSE 123A: Computer Networks</text:p>
      <text:p text:style-name="P1">10/26/2006</text:p>
      <text:p text:style-name="P2">Homework Assignment 2</text:p>
      <text:p text:style-name="P3"/>
      <text:list text:style-name="L1">
        <text:list-item>
          <text:p text:style-name="P4">HDLC Framing</text:p>
          <text:list>
            <text:list-item>
              <text:p text:style-name="P4">No, the framing rules will not work. Say the message is 0111111. Using the stuffing rule, the message becomes 01111110, which means we have added a flag in the encoded message that shouldn't exist.</text:p>
              <text:p text:style-name="P4"/>
            </text:list-item>
            <text:list-item>
              <text:p text:style-name="P4">No, the framing rules will not work. Say the message is 0111111111110 (eleven ones). After stuffing, this message will become 01111101111110, which means we have added a flag into the encoded message that shouldn't exist.</text:p>
              <text:p text:style-name="P4"/>
            </text:list-item>
            <text:list-item>
              <text:p text:style-name="P4">The protocol will work if we stuff a 1 after every zero followed by six ones because there is no way to introduce new flags using the added stuffer bits, no matter where along the possible flag the stuffer bit is considered.</text:p>
              <text:p text:style-name="P4"/>
            </text:list-item>
            <text:list-item>
              <text:p text:style-name="P4">It is <text:span text:style-name="T1">preferable</text:span> to stuff a zero after every 5 consecutive ones rather than 4 because it will happen less often. Less stuffing means less overhead for transmitting a frame, which therefore means a more efficient scheme, performance wise.</text:p>
            </text:list-item>
          </text:list>
        </text:list-item>
      </text:list>
      <text:p text:style-name="P5"/>
      <text:list text:style-name="L1" text:continue-numbering="true">
        <text:list-item>
          <text:p text:style-name="P4">Error Detection and Framing</text:p>
          <text:list>
            <text:list-item>
              <text:p text:style-name="P4">Add a packet number to each frame. The receiver will disregard any out of synch frames and only consider a packet as valid when it gets three frames in a row that have the same packet number and are copies of each other.</text:p>
              <text:p text:style-name="P4"/>
            </text:list-item>
            <text:list-item>
              <text:p text:style-name="P4">In the worst case, this scheme can tolerate any number of random bit errors as long as it is not divisible by three. If the number of random bit errors is divisible by three than it could be the case that all three frames of a single packet are altered in the same way, in which case the error will go undetected. In other words, this scheme can tolerate random bit errors whose number is of the form 3K+1 or 3K+2, where K is any nonnegative number. Given a frame size of F, the largest random bit errors we can detect is 3F-1.</text:p>
              <text:p text:style-name="P4"/>
              <text:p text:style-name="P4">The largest burst error this scheme can detect, assuming the burst error can go between the three copies of a single packet, is 2F, where F is the length of a single frame copy. This is because at 2F+1 it is possible to line up the burst error such that it spans across the three frames and the two bits on the edges that are changed are at the same relative location. Since we don't know what happens in the middle, it is possible that nothing but the bit from the middle frame at the same relative location will be changed, in which case the error will go undetected. At a length of 2F this cannot occur because no matter how you line up the burst error along the three frames, the bits on the edges are in different relative positions.</text:p>
              <text:p text:style-name="P4"/>
            </text:list-item>
            <text:list-item>
              <text:p text:style-name="P4">The parity bit allows us to detect odd numbers of random bit errors with each frame. This means we can now detect random bit errors of the form 3K when K is odd (e.g. 1, 3, 5). In other words, we can detect 3(2K+1) errors, where K is any nonnegative integer. This extends our initial random error toleration to 2K+1, 2K+2, and 3(2K+1).</text:p>
            </text:list-item>
          </text:list>
        </text:list-item>
      </text:list>
      <text:p text:style-name="P5"/>
      <text:list text:style-name="L1" text:continue-numbering="true">
        <text:list-item>
          <text:p text:style-name="P4">CRC Program</text:p>
          <text:list>
            <text:list-item>
              <text:p text:style-name="P4">When my program is run on the input from the class web site, I get a remainder of 0xCF. Once appended to the data in the space zeroed out and saved for the remainder, resulting message string becomes 000001111101010101111111111111100000111101011011100001000011001111.</text:p>
              <text:p text:style-name="P4"/>
            </text:list-item>
            <text:list-item>
              <text:p text:style-name="P4">The only burst error that is not caught by this CRC-8 is the one with 0xE4 between the ends. In other words, the 10 bit burst error XXXX00X00X, where X represents a changed bit and 0 represents an untouched one, is the only one that is not caught.</text:p>
            </text:list-item>
          </text:list>
        </text:list-item>
      </text:list>
      <text:p text:style-name="P6"/>
      <text:p text:style-name="P7">// Nitay Joffe</text:p>
      <text:p text:style-name="P8">// 10/26/2006</text:p>
      <text:p text:style-name="P8">// CSE123A - Computer Networks</text:p>
      <text:p text:style-name="P8">// Homework 2</text:p>
      <text:p text:style-name="P8">// Cyclical Redundancy Checks (CRC)</text:p>
      <text:p text:style-name="P8">//</text:p>
      <text:p text:style-name="P8">#include &lt;stdio.h&gt;</text:p>
      <text:p text:style-name="P8">#include &lt;string.h&gt;</text:p>
      <text:p text:style-name="P8"/>
      <text:p text:style-name="P8">// 0x147 is the generator value converted by hand from 101000111.</text:p>
      <text:p text:style-name="P8">static const unsigned int GENERATOR = 0x147;</text:p>
      <text:p text:style-name="P8"/>
      <text:p text:style-name="P8">// The amount of bits we need to shift the message by to make room for the</text:p>
      <text:p text:style-name="P8">// remainder. Equal to the number of bits in the generator minus one.</text:p>
      <text:p text:style-name="P8">static const unsigned int SHIFT_SIZE = 8;</text:p>
      <text:p text:style-name="P8"/>
      <text:p text:style-name="P8">// Extracts a single bit from an array of bytes. The location to extract from</text:p>
      <text:p text:style-name="P8">// spans the entire byte array, meaning the byte array is treated as one big</text:p>
      <text:p text:style-name="P8">// contiguous number.</text:p>
      <text:p text:style-name="P8">//</text:p>
      <text:p text:style-name="P8">// Args:</text:p>
      <text:p text:style-name="P8">// - bit_location: integer, location of bit to retrieve in entire array.</text:p>
      <text:p text:style-name="P8">// - byte_buffer: [0xAC, 0xBF, 0x04 ...], array of bytes to extract from.</text:p>
      <text:p text:style-name="P8">//</text:p>
      <text:p text:style-name="P8">// Returns:</text:p>
      <text:p text:style-name="P8">// - unsigned integer, 1 if bit is set, 0 otherwise.</text:p>
      <text:p text:style-name="P8">//</text:p>
      <text:p text:style-name="P8">unsigned int get_bit_from_byte_buffer(unsigned int bit_location,</text:p>
      <text:p text:style-name="P8"><text:s text:c="38"/>const unsigned char byte_buffer[]) {</text:p>
      <text:p text:style-name="P8"><text:s text:c="2"/>unsigned int byte_containing_bit = byte_buffer[bit_location / 8];</text:p>
      <text:p text:style-name="P8"><text:s text:c="2"/>unsigned int bitmask = 0x80 &gt;&gt; (bit_location % 8);</text:p>
      <text:p text:style-name="P8"/>
      <text:p text:style-name="P8"><text:s text:c="2"/>return (byte_containing_bit &amp; bitmask) &gt; 0;</text:p>
      <text:p text:style-name="P8">}</text:p>
      <text:p text:style-name="P8"/>
      <text:p text:style-name="P8">// Sets a bit in an array of bytes.</text:p>
      <text:p text:style-name="P8">//</text:p>
      <text:p text:style-name="P8">// Args:</text:p>
      <text:p text:style-name="P8">// - bit_location: integer, location of bit to set, spans across entire buffer.</text:p>
      <text:p text:style-name="P8">// - bit_value: 0 or 1, value to set.</text:p>
      <text:p text:style-name="P8">// - byte_buffer: [0xAC, 0xBF, 0x04 ...], array of bytes to set bit in.</text:p>
      <text:p text:style-name="P8">//</text:p>
      <text:p text:style-name="P8">void set_bit_in_byte_buffer(unsigned int bit_location, unsigned char bit_value,</text:p>
      <text:p text:style-name="P8"><text:s text:c="28"/>unsigned char byte_buffer[]) {</text:p>
      <text:p text:style-name="P8"><text:s text:c="2"/>unsigned int byte_location = bit_location / 8;</text:p>
      <text:p text:style-name="P8"><text:s text:c="2"/>unsigned int bitmask = 0x80 &gt;&gt; (bit_location % 8);</text:p>
      <text:p text:style-name="P8"/>
      <text:p text:style-name="P8"><text:s text:c="2"/>if (bit_value == 1)</text:p>
      <text:p text:style-name="P8"><text:s text:c="4"/>byte_buffer[byte_location] |= bitmask;</text:p>
      <text:p text:style-name="P8"><text:s text:c="2"/>else</text:p>
      <text:p text:style-name="P8"><text:s text:c="4"/>byte_buffer[byte_location] &amp;= ~bitmask;</text:p>
      <text:p text:style-name="P8">}</text:p>
      <text:p text:style-name="P8"/>
      <text:p text:style-name="P8">// Toggles a bit in an array of bytes.</text:p>
      <text:p text:style-name="P8">//</text:p>
      <text:p text:style-name="P8">// Args:</text:p>
      <text:p text:style-name="P8">// - bit_location: integer, location of bit to flip, spans across entire buffer.</text:p>
      <text:p text:style-name="P8">// - byte_buffer: [0xAC, 0xBF, 0x04 ...], array of bytes use.</text:p>
      <text:p text:style-name="P8">//</text:p>
      <text:p text:style-name="P8">void flip_bit_in_byte_buffer(unsigned int bit_location,</text:p>
      <text:p text:style-name="P8"><text:s text:c="29"/>unsigned char byte_buffer[]) {</text:p>
      <text:p text:style-name="P8"><text:s text:c="2"/>// get current value of bit in byte buffer.</text:p>
      <text:p text:style-name="P8"><text:s text:c="2"/>unsigned int bit_value = get_bit_from_byte_buffer(bit_location, byte_buffer);</text:p>
      <text:p text:style-name="P8"/>
      <text:p text:style-name="P8"><text:s text:c="2"/>if (bit_value == 0)</text:p>
      <text:p text:style-name="P8"><text:s text:c="4"/>set_bit_in_byte_buffer(bit_location, 1, byte_buffer);</text:p>
      <text:p text:style-name="P8"><text:s text:c="2"/>if (bit_value == 1)</text:p>
      <text:p text:style-name="P8"><text:s text:c="4"/>set_bit_in_byte_buffer(bit_location, 0, byte_buffer);</text:p>
      <text:p text:style-name="P8">}</text:p>
      <text:p text:style-name="P8"/>
      <text:p text:style-name="P8">// Check if the bit in the passed in remainder at the location of the most</text:p>
      <text:p text:style-name="P8">// significant digit of the generator is set. In other words, check if the bit</text:p>
      <text:p text:style-name="P8">// at location SHIFT_SIZE from the right (starting at zero) is set. This is</text:p>
      <text:p text:style-name="P8">// used to tell whether a division using exclusive or should occur.</text:p>
      <text:p text:style-name="P8">//</text:p>
      <text:p text:style-name="P8">// Args:</text:p>
      <text:p text:style-name="P8">// - remainder_byte: 0x0FC, 0x13D ... (SHIFT_SIZE+1) sized value to check.</text:p>
      <text:p text:style-name="P8">//</text:p>
      <text:p text:style-name="P8">// Returns:</text:p>
      <text:p text:style-name="P8">// - 1 if bit at SHIFT_SIZE from right in remainder_byte is set, 0 otherwise.</text:p>
      <text:p text:style-name="P8">//</text:p>
      <text:p text:style-name="P8">unsigned int highest_remainder_bit_is_a_one(unsigned int remainder_byte) {</text:p>
      <text:p text:style-name="P8"><text:s text:c="2"/>return (remainder_byte &amp; (0x1 &lt;&lt; SHIFT_SIZE)) &gt; 0;</text:p>
      <text:p text:style-name="P8">}</text:p>
      <text:p text:style-name="P8"/>
      <text:p text:style-name="P7">// Print an array of bytes in binary to standard output without any delimitors</text:p>
      <text:p text:style-name="P8">// between digits. This effectively concatenates the bytes in the array into</text:p>
      <text:p text:style-name="P8">// one binary number.</text:p>
      <text:p text:style-name="P8">//</text:p>
      <text:p text:style-name="P8">// Args:</text:p>
      <text:p text:style-name="P8">// - length_in_bits: 14, 52, 0 ... How many bits are in the array of bytes.</text:p>
      <text:p text:style-name="P8">// - byte_buffer: [0xAC, 0xBF, 0x04 ...], array of bytes to print out.</text:p>
      <text:p text:style-name="P8">//</text:p>
      <text:p text:style-name="P8">void print_byte_buffer_in_binary(unsigned int length_in_bits,</text:p>
      <text:p text:style-name="P8"><text:s text:c="33"/>const unsigned char byte_buffer[]) {</text:p>
      <text:p text:style-name="P8"><text:s text:c="2"/>int i;</text:p>
      <text:p text:style-name="P8"><text:s text:c="2"/>for (i = 0; i &lt; length_in_bits; ++i)</text:p>
      <text:p text:style-name="P8"><text:s text:c="4"/>printf("%d", <text:s/>get_bit_from_byte_buffer(i, byte_buffer));</text:p>
      <text:p text:style-name="P8"><text:s text:c="2"/>printf("\n");</text:p>
      <text:p text:style-name="P8">}</text:p>
      <text:p text:style-name="P8"/>
      <text:p text:style-name="P8">// Compute 2r+k, where k is the next bit to be shifted in from the message, and</text:p>
      <text:p text:style-name="P8">// r is the current remainder. This handles the shifting in of values when</text:p>
      <text:p text:style-name="P8">// doing binary division.</text:p>
      <text:p text:style-name="P8">//</text:p>
      <text:p text:style-name="P8">// Args:</text:p>
      <text:p text:style-name="P8">// - remainder_byte: 0x2D, 0x5E ... pointer to current remainder.</text:p>
      <text:p text:style-name="P8">// - next_bit_location: 23, 56 ... where in message to grab next bit from.</text:p>
      <text:p text:style-name="P8">// - message_bytes: [0xAC, 0xBF, 0x04 ...], message in array of bytes.</text:p>
      <text:p text:style-name="P8">//</text:p>
      <text:p text:style-name="P8">void shift_in_next_bit_from_message(unsigned int *remainder_byte,</text:p>
      <text:p text:style-name="P8"><text:s text:c="36"/>unsigned int next_bit_location,</text:p>
      <text:p text:style-name="P8"><text:s text:c="36"/>unsigned char message_bytes[]) {</text:p>
      <text:p text:style-name="P8"><text:s text:c="2"/>// shift remainder left by 1, same as multiplying by 2.</text:p>
      <text:p text:style-name="P8"><text:s text:c="2"/>*remainder_byte &lt;&lt;= 1;</text:p>
      <text:p text:style-name="P8"><text:s text:c="2"/>// shift in next bit and add to remainder.</text:p>
      <text:p text:style-name="P8"><text:s text:c="2"/>*remainder_byte += get_bit_from_byte_buffer(next_bit_location, message_bytes);</text:p>
      <text:p text:style-name="P8"><text:s text:c="2"/>// zero out all bits beyond size of generator</text:p>
      <text:p text:style-name="P8"><text:s text:c="2"/>*remainder_byte &amp;= 0x1FF;</text:p>
      <text:p text:style-name="P8">}</text:p>
      <text:p text:style-name="P8"/>
      <text:p text:style-name="P8">// Add remainder to beginning of message. It is assumed that there has already</text:p>
      <text:p text:style-name="P8">// been space allocated for the remainder, and this function will overwrite</text:p>
      <text:p text:style-name="P8">// that space.</text:p>
      <text:p text:style-name="P8">//</text:p>
      <text:p text:style-name="P8">// Args:</text:p>
      <text:p text:style-name="P8">// - remainder_byte: 0x34, 0xFD ... remainder to insert.</text:p>
      <text:p text:style-name="P8">// - message_bytes: [0xAC, 0xBF, 0x04, 0x00 ...], message in array of bytes.</text:p>
      <text:p text:style-name="P8">// - message_length_in_bits: 45, 86 ... number of bits in the message.</text:p>
      <text:p text:style-name="P8">//</text:p>
      <text:p text:style-name="P8">void insert_remainder_into_message(unsigned int remainder_byte,</text:p>
      <text:p text:style-name="P8"><text:s text:c="35"/>unsigned char message_bytes[],</text:p>
      <text:p text:style-name="P8"><text:s text:c="35"/>unsigned int message_length_in_bits) {</text:p>
      <text:p text:style-name="P8"><text:s text:c="2"/>unsigned int bitmask = 0x1;</text:p>
      <text:p text:style-name="P8"><text:s text:c="2"/>unsigned int remainder_bit = 0;</text:p>
      <text:p text:style-name="P8"><text:s text:c="2"/>unsigned int i;</text:p>
      <text:p text:style-name="P8"/>
      <text:p text:style-name="P8"><text:s text:c="2"/>for (i = 0; i &lt; SHIFT_SIZE; ++i) {</text:p>
      <text:p text:style-name="P8"><text:s text:c="4"/>// grab i-th bit in remainder.</text:p>
      <text:p text:style-name="P8"><text:s text:c="4"/>remainder_bit = (remainder_byte &amp; (bitmask &lt;&lt; i)) &gt;&gt; i;</text:p>
      <text:p text:style-name="P8"><text:s text:c="4"/>// set i-th bit from the end in message to bit retreived from remainder.</text:p>
      <text:p text:style-name="P8"><text:s text:c="4"/>set_bit_in_byte_buffer(message_length_in_bits - i - 1,</text:p>
      <text:p text:style-name="P8"><text:s text:c="27"/>remainder_bit, message_bytes);</text:p>
      <text:p text:style-name="P8"><text:s text:c="2"/>}</text:p>
      <text:p text:style-name="P8">}</text:p>
      <text:p text:style-name="P8"/>
      <text:p text:style-name="P8">// Compute remainder leftover when dividing binary number by generator using</text:p>
      <text:p text:style-name="P8">// mod-2 division (exclusive ors). The binary number is represented by an array</text:p>
      <text:p text:style-name="P8">// of bytes. The generator is hardcoded</text:p>
      <text:p text:style-name="P8">//</text:p>
      <text:p text:style-name="P8">// Args:</text:p>
      <text:p text:style-name="P8">// - message_length_in_bits: 45, 87 ... how many bits are in the array of bytes.</text:p>
      <text:p text:style-name="P8">// - message_bytes: [0xAC, 0xBF, 0x04, 0x00 ...], message in array of bytes.</text:p>
      <text:p text:style-name="P8">//</text:p>
      <text:p text:style-name="P8">// Returns:</text:p>
      <text:p text:style-name="P8">// - 0x45, 0xF2 ... remainder left over when dividing message by generator.</text:p>
      <text:p text:style-name="P8">//</text:p>
      <text:p text:style-name="P8">unsigned int compute_remainder(unsigned int message_length_in_bits,</text:p>
      <text:p text:style-name="P8"><text:s text:c="31"/>unsigned char message_bytes[]) {</text:p>
      <text:p text:style-name="P8"><text:s text:c="2"/>unsigned int remainder_byte = 0x00;</text:p>
      <text:p text:style-name="P8"><text:s text:c="2"/>unsigned int current_bit_location = 0;</text:p>
      <text:p text:style-name="P8"/>
      <text:p text:style-name="P8"><text:s text:c="2"/>// loop until we reach the end of the message.</text:p>
      <text:p text:style-name="P8"><text:s text:c="2"/>while (current_bit_location &lt; message_length_in_bits) {</text:p>
      <text:p text:style-name="P8"><text:s text:c="4"/>shift_in_next_bit_from_message(&amp;remainder_byte, current_bit_location,</text:p>
      <text:p text:style-name="P8"><text:s text:c="35"/>message_bytes);</text:p>
      <text:p text:style-name="P8"/>
      <text:p text:style-name="P8"><text:s text:c="4"/>if (highest_remainder_bit_is_a_one(remainder_byte))</text:p>
      <text:p text:style-name="P8"><text:s text:c="6"/>// compute new remainder using mod-2 (exclusive or) division.</text:p>
      <text:p text:style-name="P8"><text:s text:c="6"/>remainder_byte ^= GENERATOR;</text:p>
      <text:p text:style-name="P8"/>
      <text:p text:style-name="P8"><text:s text:c="4"/>// move to next bit in message.</text:p>
      <text:p text:style-name="P8"><text:s text:c="4"/>++current_bit_location;</text:p>
      <text:p text:style-name="P8"><text:s text:c="2"/>}</text:p>
      <text:p text:style-name="P8"/>
      <text:p text:style-name="P8"><text:s text:c="2"/>return remainder_byte;</text:p>
      <text:p text:style-name="P8">}</text:p>
      <text:p text:style-name="P8"/>
      <text:p text:style-name="P8">// Shifts message to make space for remainder. Computes remainder leftover when</text:p>
      <text:p text:style-name="P8">// dividing message by the generator. Inserts remainder into message at space</text:p>
      <text:p text:style-name="P8">// reserved in the beginning. This method creates the checksum.</text:p>
      <text:p text:style-name="P8">//</text:p>
      <text:p text:style-name="P8">// Args:</text:p>
      <text:p text:style-name="P8">// - message_length_in_bits: 45, 87 ... pointer to how many bits in message.</text:p>
      <text:p text:style-name="P8">// - message_bytes: [0xAC, 0xBF, 0x04, 0x00 ...], message in array of bytes.</text:p>
      <text:p text:style-name="P8">//</text:p>
      <text:p text:style-name="P8">void sender(unsigned int *message_length_in_bits,</text:p>
      <text:p text:style-name="P8"><text:s text:c="12"/>unsigned char message_bytes[]) {</text:p>
      <text:p text:style-name="P8"><text:s text:c="2"/>unsigned int remainder_byte;</text:p>
      <text:p text:style-name="P8"/>
      <text:p text:style-name="P8"><text:s text:c="2"/>// shift message to make room for remainder</text:p>
      <text:p text:style-name="P8"><text:s text:c="2"/>*message_length_in_bits += SHIFT_SIZE;</text:p>
      <text:p text:style-name="P8"/>
      <text:p text:style-name="P8"><text:s text:c="2"/>remainder_byte = compute_remainder(*message_length_in_bits, message_bytes);</text:p>
      <text:p text:style-name="P8"/>
      <text:p text:style-name="P8"><text:s text:c="2"/>insert_remainder_into_message(remainder_byte, message_bytes,</text:p>
      <text:p text:style-name="P8"><text:s text:c="32"/>*message_length_in_bits);</text:p>
      <text:p text:style-name="P8">}</text:p>
      <text:p text:style-name="P8"/>
      <text:p text:style-name="P8">// Calculates remainder of message divided by generator using mod-2 division</text:p>
      <text:p text:style-name="P8">// (exclusive ors), and checks if it is zero. The message is an array of bytes.</text:p>
      <text:p text:style-name="P8">// This method verifies the checksum.</text:p>
      <text:p text:style-name="P8">//</text:p>
      <text:p text:style-name="P8">// Args:</text:p>
      <text:p text:style-name="P8">// - message_length_in_bits: 45, 87 ... how many bits are in the array of bytes.</text:p>
      <text:p text:style-name="P8">// - message_bytes: [0xAC, 0xBF, 0x04, 0x00 ...], message in array of bytes.</text:p>
      <text:p text:style-name="P8">//</text:p>
      <text:p text:style-name="P8">// Returns:</text:p>
      <text:p text:style-name="P8">// - 1 if remainder of division is zero, 0 otherwise.</text:p>
      <text:p text:style-name="P8">//</text:p>
      <text:p text:style-name="P8">unsigned int receiver(unsigned int message_length_in_bits,</text:p>
      <text:p text:style-name="P8"><text:s text:c="22"/>unsigned char message_bytes[]) {</text:p>
      <text:p text:style-name="P8"><text:s text:c="2"/>return compute_remainder(message_length_in_bits, message_bytes);</text:p>
      <text:p text:style-name="P8">}</text:p>
      <text:p text:style-name="P8"/>
      <text:p text:style-name="P8">// Brute force every combination of 10 bit burst errors starting at bit zero to</text:p>
      <text:p text:style-name="P8">// figure out which ones this generator cannot catch. Each burst error changes</text:p>
      <text:p text:style-name="P8">// bit 0, bit 10, and any number of bits in between.</text:p>
      <text:p text:style-name="P8">//</text:p>
      <text:p text:style-name="P8">// Args:</text:p>
      <text:p text:style-name="P8">// - message_length_in_bits: 45, 87 ... how many bits are in the array of bytes.</text:p>
      <text:p text:style-name="P8">// - message_bytes: [0xAC, 0xBF, 0x04, 0x00 ...], message in array of bytes.</text:p>
      <text:p text:style-name="P8">//</text:p>
      <text:p text:style-name="P8">void burst_error_test(unsigned int *message_length_in_bits,</text:p>
      <text:p text:style-name="P8"><text:s text:c="22"/>unsigned char message_bytes[]) {</text:p>
      <text:p text:style-name="P8"><text:s text:c="2"/>// Create a new buffer for each test so we don't overwrite original data.</text:p>
      <text:p text:style-name="P8"><text:s text:c="2"/>unsigned char erroneous_message_bytes[BUFSIZ];</text:p>
      <text:p text:style-name="P8"><text:s text:c="2"/>unsigned int erroneous_message_length_in_bits;</text:p>
      <text:p text:style-name="P8"/>
      <text:p text:style-name="P8"><text:s text:c="2"/>unsigned int burst_error_middle;</text:p>
      <text:p text:style-name="P8"/>
      <text:p text:style-name="P8"><text:s text:c="2"/>unsigned int i;</text:p>
      <text:p text:style-name="P8"/>
      <text:p text:style-name="P8"><text:s text:c="2"/>for (burst_error_middle = 0; burst_error_middle &lt; 256; ++burst_error_middle) {</text:p>
      <text:p text:style-name="P8"><text:s text:c="4"/>// Reset byte buffer and bit length.</text:p>
      <text:p text:style-name="P8"><text:s text:c="4"/>memcpy(erroneous_message_bytes, message_bytes, BUFSIZ);</text:p>
      <text:p text:style-name="P8"><text:s text:c="4"/>erroneous_message_length_in_bits = *message_length_in_bits;</text:p>
      <text:p text:style-name="P8"/>
      <text:p text:style-name="P8"><text:s text:c="4"/>// Compute CRC using sender.</text:p>
      <text:p text:style-name="P8"><text:s text:c="4"/>sender(&amp;erroneous_message_length_in_bits, erroneous_message_bytes);</text:p>
      <text:p text:style-name="P8"/>
      <text:p text:style-name="P8"><text:s text:c="4"/>// Toggle first and tenth bit of burst error.</text:p>
      <text:p text:style-name="P8"><text:s text:c="4"/>flip_bit_in_byte_buffer(0, erroneous_message_bytes);</text:p>
      <text:p text:style-name="P8"><text:s text:c="4"/>flip_bit_in_byte_buffer(9, erroneous_message_bytes);</text:p>
      <text:p text:style-name="P8"/>
      <text:p text:style-name="P8"><text:s text:c="4"/>// Toggle rest of bits in burst error depending on current value.</text:p>
      <text:p text:style-name="P8"><text:s text:c="4"/>for (i = 0; i &lt; 8; ++i)</text:p>
      <text:p text:style-name="P8"><text:s text:c="6"/>if ((burst_error_middle &amp; (0x80 &gt;&gt; i)) &gt; 0)</text:p>
      <text:p text:style-name="P8"><text:s text:c="8"/>flip_bit_in_byte_buffer(i + 1, erroneous_message_bytes);</text:p>
      <text:p text:style-name="P8"/>
      <text:p text:style-name="P8"><text:s text:c="4"/>// Run receiver to check new CRC.</text:p>
      <text:p text:style-name="P8"><text:s text:c="4"/>if (receiver(erroneous_message_length_in_bits,erroneous_message_bytes) == 0)</text:p>
      <text:p text:style-name="P8"><text:s text:c="6"/>printf("0x%02x\n", burst_error_middle);</text:p>
      <text:p text:style-name="P8"><text:s text:c="2"/>}</text:p>
      <text:p text:style-name="P8">}</text:p>
      <text:p text:style-name="P8"/>
      <text:p text:style-name="P8">// Convert a string of bit characters into an array of bytes.</text:p>
      <text:p text:style-name="P8">// Provided from assignment's website.</text:p>
      <text:p text:style-name="P8">//</text:p>
      <text:p text:style-name="P8">void pack(const char *input, unsigned char *bit_stuffed_input)</text:p>
      <text:p text:style-name="P8">{</text:p>
      <text:p text:style-name="P8"><text:s text:c="2"/>int i,j;</text:p>
      <text:p text:style-name="P8"><text:s text:c="2"/>int len = strlen(input);</text:p>
      <text:p text:style-name="P8"/>
      <text:p text:style-name="P8"><text:s text:c="2"/>for (i = 0; i &lt; len; i++) {</text:p>
      <text:p text:style-name="P8"><text:s text:c="4"/>// x &gt;&gt; 3 <text:s/>divides x by 8</text:p>
      <text:p text:style-name="P8"><text:s text:c="4"/>// x &amp; 0x07 finds remainder when divided by 8</text:p>
      <text:p text:style-name="P8"><text:s text:c="4"/>// x |= (0x80 &gt;&gt; y) sets y_th bit position (from MSB) of x to 1</text:p>
      <text:p text:style-name="P8"><text:s text:c="4"/>// x &amp;= (~(0x80 &gt;&gt; y)) sets y_th bit position (from MSB) of x to 0</text:p>
      <text:p text:style-name="P8"/>
      <text:p text:style-name="P8"><text:s text:c="4"/>if (input[i] == '1') // set position i to 1</text:p>
      <text:p text:style-name="P8"><text:s text:c="6"/>bit_stuffed_input[i&gt;&gt;3] |= (0x80 &gt;&gt; (i &amp; 0x07));</text:p>
      <text:p text:style-name="P8"/>
      <text:p text:style-name="P8"><text:s text:c="4"/>else if (input[i] == '0') // set position i to 0</text:p>
      <text:p text:style-name="P8"><text:s text:c="6"/>bit_stuffed_input[i&gt;&gt;3] &amp;= ~(0x80 &gt;&gt; (i &amp; 0x07));</text:p>
      <text:p text:style-name="P8"><text:s text:c="2"/>}</text:p>
      <text:p text:style-name="P8"/>
      <text:p text:style-name="P8"><text:s text:c="2"/>// Zero out the rest of the last byte. Sorry, this part is a little messy.</text:p>
      <text:p text:style-name="P8"><text:s text:c="2"/>for (i = ((len-1) &amp; 0x07)+1, j = ((len-1) &gt;&gt; 3); i &lt; 8; i++)</text:p>
      <text:p text:style-name="P8"><text:s text:c="4"/>bit_stuffed_input[j] &amp;= ~(0x80 &gt;&gt; i);</text:p>
      <text:p text:style-name="P8">}</text:p>
      <text:p text:style-name="P8"/>
      <text:p text:style-name="P8">// Reads string from input file. Converts read string to byte representation.</text:p>
      <text:p text:style-name="P8">// Writes byte representation into byte buffer passed in. Returns number of</text:p>
      <text:p text:style-name="P8">// bits in the converted message.</text:p>
      <text:p text:style-name="P8">//</text:p>
      <text:p text:style-name="P8">// Args:</text:p>
      <text:p text:style-name="P8">// - message_bytes: [_, _, _ ...], space to store message in byte form at.</text:p>
      <text:p text:style-name="P8">//</text:p>
      <text:p text:style-name="P8">// Returns:</text:p>
      <text:p text:style-name="P8">// - 45, 67 ... number of bits in the message written to byte buffer.</text:p>
      <text:p text:style-name="P8">//</text:p>
      <text:p text:style-name="P8">unsigned int read_input_and_convert_to_bytes(unsigned char message_bytes[]) {</text:p>
      <text:p text:style-name="P8"><text:s text:c="2"/>unsigned int message_length_in_bits = 0;</text:p>
      <text:p text:style-name="P8"><text:s text:c="2"/>unsigned char message_string_buffer[BUFSIZ];</text:p>
      <text:p text:style-name="P8"/>
      <text:p text:style-name="P8"><text:s text:c="2"/>// read entire string into buffer, remove newline character at the end.</text:p>
      <text:p text:style-name="P8"><text:s text:c="2"/>fgets(message_string_buffer, BUFSIZ, stdin);</text:p>
      <text:p text:style-name="P8"/>
      <text:p text:style-name="P8"><text:s text:c="2"/>// set number of bits in the byte message, which is the same as the</text:p>
      <text:p text:style-name="P8"><text:s text:c="2"/>// number of characters in the original string message read from the file.</text:p>
      <text:p text:style-name="P8"><text:s text:c="2"/>message_length_in_bits = strlen(message_string_buffer);</text:p>
      <text:p text:style-name="P8"/>
      <text:p text:style-name="P8"><text:s text:c="2"/>// remove trailing newline by replacing it with a NULL character.</text:p>
      <text:p text:style-name="P8"><text:s text:c="2"/>if (message_string_buffer[message_length_in_bits - 1] == '\n') {</text:p>
      <text:p text:style-name="P8"><text:s text:c="4"/>message_string_buffer[message_length_in_bits - 1] = '\0';</text:p>
      <text:p text:style-name="P8"><text:s text:c="4"/>--message_length_in_bits;</text:p>
      <text:p text:style-name="P8"><text:s text:c="2"/>}</text:p>
      <text:p text:style-name="P8"/>
      <text:p text:style-name="P8"><text:s text:c="2"/>// convert string to byte representation</text:p>
      <text:p text:style-name="P8"><text:s text:c="2"/>pack(message_string_buffer, message_bytes);</text:p>
      <text:p text:style-name="P8"/>
      <text:p text:style-name="P8"><text:s text:c="2"/>return message_length_in_bits;</text:p>
      <text:p text:style-name="P8">}</text:p>
      <text:p text:style-name="P8"/>
      <text:p text:style-name="P8">// Driver for program. Runs sender or receiver or burst error test depending on</text:p>
      <text:p text:style-name="P8">// the name of the executable that was used. Reads from standard input and</text:p>
      <text:p text:style-name="P8">// writes to standard output. Displays checksum computation result for sender</text:p>
      <text:p text:style-name="P8">// program, checksum pass/fail for receiver, and burst error middle portion</text:p>
      <text:p text:style-name="P8">// bytes that failed checksum test for burst error test.</text:p>
      <text:p text:style-name="P8">//</text:p>
      <text:p text:style-name="P8">// Args:</text:p>
      <text:p text:style-name="P8">// - argc: integer, number of command line arguments passed in.</text:p>
      <text:p text:style-name="P8">// - argv: array of strings, command line arguments.</text:p>
      <text:p text:style-name="P8">//</text:p>
      <text:p text:style-name="P8">// Returns:</text:p>
      <text:p text:style-name="P8">// - integer, exit status, 0 if program succeeded.</text:p>
      <text:p text:style-name="P8">//</text:p>
      <text:p text:style-name="P8">int main(int argc, char* argv[]) {</text:p>
      <text:p text:style-name="P8"><text:s text:c="2"/>// message string read from stdin, converted to byte array</text:p>
      <text:p text:style-name="P8"><text:s text:c="2"/>unsigned char message_bytes[BUFSIZ] = "";</text:p>
      <text:p text:style-name="P8"><text:s text:c="2"/>unsigned int message_length_in_bits = 0;</text:p>
      <text:p text:style-name="P8"/>
      <text:p text:style-name="P8"><text:s text:c="2"/>message_length_in_bits = read_input_and_convert_to_bytes(message_bytes);</text:p>
      <text:p text:style-name="P8"/>
      <text:p text:style-name="P8"><text:s text:c="2"/>// sender program, compute CRC</text:p>
      <text:p text:style-name="P8"><text:s text:c="2"/>if (strstr(argv[0], "sender") != NULL) {</text:p>
      <text:p text:style-name="P8"><text:s text:c="4"/>sender(&amp;message_length_in_bits, message_bytes);</text:p>
      <text:p text:style-name="P8"/>
      <text:p text:style-name="P8"><text:s text:c="4"/>print_byte_buffer_in_binary(message_length_in_bits, message_bytes);</text:p>
      <text:p text:style-name="P8"><text:s text:c="2"/>}</text:p>
      <text:p text:style-name="P8"/>
      <text:p text:style-name="P8"><text:s text:c="2"/>// receiver program, check if CRC is valid</text:p>
      <text:p text:style-name="P8"><text:s text:c="2"/>else if (strstr(argv[0], "receiver") != NULL) {</text:p>
      <text:p text:style-name="P8"><text:s text:c="4"/>unsigned int remainder_byte;</text:p>
      <text:p text:style-name="P8"/>
      <text:p text:style-name="P8"><text:s text:c="4"/>remainder_byte = receiver(message_length_in_bits, message_bytes);</text:p>
      <text:p text:style-name="P8"/>
      <text:p text:style-name="P8"><text:s text:c="4"/>if (remainder_byte == 0)</text:p>
      <text:p text:style-name="P8"><text:s text:c="6"/>printf("CRC check PASSED!\n");</text:p>
      <text:p text:style-name="P8"><text:s text:c="4"/>else</text:p>
      <text:p text:style-name="P8"><text:s text:c="6"/>printf("CRC check FAILED! remainder = 0x%02x\n", remainder_byte);</text:p>
      <text:p text:style-name="P8"><text:s text:c="2"/>}</text:p>
      <text:p text:style-name="P8"/>
      <text:p text:style-name="P8"><text:s text:c="2"/>// burst error test program, loop through and test all 10 bit burst errors</text:p>
      <text:p text:style-name="P8"><text:s text:c="2"/>else if (strstr(argv[0], "burst_error_test") != NULL)</text:p>
      <text:p text:style-name="P8"><text:s text:c="4"/>burst_error_test(&amp;message_length_in_bits, message_bytes);</text:p>
      <text:p text:style-name="P8"/>
      <text:p text:style-name="P8"><text:s text:c="2"/>else {</text:p>
      <text:p text:style-name="P8"><text:s text:c="4"/>fprintf(stderr, "USAGE: &lt;sender|receiver&gt; [&lt; &lt;input_file&gt;]\n");</text:p>
      <text:p text:style-name="P8"><text:s text:c="4"/>return 1;</text:p>
      <text:p text:style-name="P8"><text:s text:c="2"/>}</text:p>
      <text:p text:style-name="P8"/>
      <text:p text:style-name="P8"><text:s text:c="2"/>return 0;</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Luxi Mono" svg:font-family="'Luxi Mono'"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45in" fo:margin-bottom="0.45in" fo:margin-left="0.45in" fo:margin-right="0.4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10-25T15:17:37</meta:creation-date>
    <dc:date>2006-10-26T15:25:34</dc:date>
    <dc:language>en-US</dc:language>
    <meta:editing-cycles>31</meta:editing-cycles>
    <meta:editing-duration>PT6H35M16S</meta:editing-duration>
    <meta:user-defined meta:name="Info 1"/>
    <meta:user-defined meta:name="Info 2"/>
    <meta:user-defined meta:name="Info 3"/>
    <meta:user-defined meta:name="Info 4"/>
    <meta:document-statistic meta:table-count="0" meta:image-count="0" meta:object-count="0" meta:page-count="6" meta:paragraph-count="330" meta:word-count="2588" meta:character-count="16458"/>
  </office:meta>
</office:document-meta>
</file>